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90000001F9CC518D01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587cm" svg:height="5.841cm" svg:x="0.635cm" svg:y="0.241cm">
          <draw:image xlink:href="Pictures/2000000200000290000001F9CC518D01.eps" xlink:type="simple" xlink:show="embed" xlink:actuate="onLoad">
            <text:p/>
          </draw:image>
        </draw:frame>
        <draw:frame draw:style-name="gr2" draw:layer="layout" svg:width="0.456cm" svg:height="0.388cm" svg:x="0.973cm" svg:y="0.30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52cm" svg:height="0.388cm" svg:x="0.975cm" svg:y="0.6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34cm" svg:height="0.388cm" svg:x="0.984cm" svg:y="1.03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56cm" svg:height="0.388cm" svg:x="0.973cm" svg:y="1.50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42cm" svg:height="0.388cm" svg:x="0.98cm" svg:y="1.85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7cm" svg:height="0.388cm" svg:x="0.966cm" svg:y="2.23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55cm" svg:height="0.388cm" svg:x="0.974cm" svg:y="2.66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452cm" svg:height="0.388cm" svg:x="0.975cm" svg:y="3.01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434cm" svg:height="0.388cm" svg:x="0.984cm" svg:y="3.38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455cm" svg:height="0.388cm" svg:x="0.974cm" svg:y="3.83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442cm" svg:height="0.388cm" svg:x="0.98cm" svg:y="4.1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47cm" svg:height="0.388cm" svg:x="0.966cm" svg:y="4.55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455cm" svg:height="0.388cm" svg:x="0.974cm" svg:y="4.98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0.442cm" svg:height="0.388cm" svg:x="0.98cm" svg:y="5.33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434cm" svg:height="0.388cm" svg:x="0.97cm" svg:y="5.69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01cm" svg:height="0.388cm" svg:x="2.466cm" svg:y="0.42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1.045cm" svg:height="0.388cm" svg:x="2.449cm" svg:y="1.53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1.01cm" svg:height="0.388cm" svg:x="2.466cm" svg:y="2.74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1.044cm" svg:height="0.388cm" svg:x="2.449cm" svg:y="3.86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1.01cm" svg:height="0.388cm" svg:x="2.466cm" svg:y="5.03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3.658cm" svg:height="0.236cm" svg:x="4.518cm" svg:y="2.843cm">
          <draw:object xlink:href="./Object 21" xlink:type="simple" xlink:show="embed" xlink:actuate="onLoad"/>
          <draw:image xlink:href="./ObjectReplacements/Object 2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15:22:32</dc:date>
    <dc:creator>kkk </dc:creator>
    <meta:editing-duration>PT18H42M9S</meta:editing-duration>
    <meta:editing-cycles>82</meta:editing-cycles>
    <meta:generator>LibreOffice/3.3$Linux LibreOffice_project/330m19$Build-401</meta:generator>
    <meta:document-statistic meta:object-count="22"/>
  </office:meta>
</office:document-meta>
</file>

<file path=Object 1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10/content.xml><?xml version="1.0" encoding="utf-8"?>
<math xmlns="http://www.w3.org/1998/Math/MathML">
  <semantics>
    <mi>A</mi>
    <annotation encoding="StarMath 5.0">A</annotation>
  </semantics>
</math>
</file>

<file path=Object 11/content.xml><?xml version="1.0" encoding="utf-8"?>
<math xmlns="http://www.w3.org/1998/Math/MathML">
  <semantics>
    <mi>B</mi>
    <annotation encoding="StarMath 5.0">B</annotation>
  </semantics>
</math>
</file>

<file path=Object 12/content.xml><?xml version="1.0" encoding="utf-8"?>
<math xmlns="http://www.w3.org/1998/Math/MathML">
  <semantics>
    <mover accent="true">
      <mi>C</mi>
      <mo>¯</mo>
    </mover>
    <annotation encoding="StarMath 5.0">overline{C}</annotation>
  </semantics>
</math>
</file>

<file path=Object 13/content.xml><?xml version="1.0" encoding="utf-8"?>
<math xmlns="http://www.w3.org/1998/Math/MathML">
  <semantics>
    <mi>A</mi>
    <annotation encoding="StarMath 5.0">A</annotation>
  </semantics>
</math>
</file>

<file path=Object 14/content.xml><?xml version="1.0" encoding="utf-8"?>
<math xmlns="http://www.w3.org/1998/Math/MathML">
  <semantics>
    <mi>B</mi>
    <annotation encoding="StarMath 5.0">B</annotation>
  </semantics>
</math>
</file>

<file path=Object 15/content.xml><?xml version="1.0" encoding="utf-8"?>
<math xmlns="http://www.w3.org/1998/Math/MathML">
  <semantics>
    <mi>C</mi>
    <annotation encoding="StarMath 5.0">C</annotation>
  </semantics>
</math>
</file>

<file path=Object 16/content.xml><?xml version="1.0" encoding="utf-8"?>
<math xmlns="http://www.w3.org/1998/Math/MathML">
  <semantics>
    <mrow>
      <mover accent="true">
        <mi>A</mi>
        <mo>¯</mo>
      </mover>
      <mover accent="true">
        <mi>B</mi>
        <mo>¯</mo>
      </mover>
      <mi>C</mi>
    </mrow>
    <annotation encoding="StarMath 5.0">overline{A} overline{B} C</annotation>
  </semantics>
</math>
</file>

<file path=Object 17/content.xml><?xml version="1.0" encoding="utf-8"?>
<math xmlns="http://www.w3.org/1998/Math/MathML">
  <semantics>
    <mrow>
      <mover accent="true">
        <mi>A</mi>
        <mo>¯</mo>
      </mover>
      <mi>B</mi>
      <mover accent="true">
        <mi>C</mi>
        <mo>¯</mo>
      </mover>
    </mrow>
    <annotation encoding="StarMath 5.0">overline{A} B overline{C}</annotation>
  </semantics>
</math>
</file>

<file path=Object 18/content.xml><?xml version="1.0" encoding="utf-8"?>
<math xmlns="http://www.w3.org/1998/Math/MathML">
  <semantics>
    <mrow>
      <mi>A</mi>
      <mover accent="true">
        <mi>B</mi>
        <mo>¯</mo>
      </mover>
      <mi>C</mi>
    </mrow>
    <annotation encoding="StarMath 5.0">A overline{B} C</annotation>
  </semantics>
</math>
</file>

<file path=Object 19/content.xml><?xml version="1.0" encoding="utf-8"?>
<math xmlns="http://www.w3.org/1998/Math/MathML">
  <semantics>
    <mrow>
      <mi>A</mi>
      <mi>B</mi>
      <mover accent="true">
        <mi>C</mi>
        <mo>¯</mo>
      </mover>
    </mrow>
    <annotation encoding="StarMath 5.0">A B overline{C}</annotation>
  </semantics>
</math>
</file>

<file path=Object 2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20/content.xml><?xml version="1.0" encoding="utf-8"?>
<math xmlns="http://www.w3.org/1998/Math/MathML">
  <semantics>
    <mrow>
      <mi>A</mi>
      <mi>B</mi>
      <mi>C</mi>
    </mrow>
    <annotation encoding="StarMath 5.0">A B C</annotation>
  </semantics>
</math>
</file>

<file path=Object 21/content.xml><?xml version="1.0" encoding="utf-8"?>
<math xmlns="http://www.w3.org/1998/Math/MathML">
  <semantics>
    <mrow>
      <mrow>
        <mi>Z</mi>
        <mo stretchy="false">=</mo>
        <mover accent="true">
          <mi>A</mi>
          <mo>¯</mo>
        </mover>
      </mrow>
      <mover accent="true">
        <mi>B</mi>
        <mo>¯</mo>
      </mover>
      <mrow>
        <mi>C</mi>
        <mo stretchy="false">+</mo>
        <mover accent="true">
          <mi>A</mi>
          <mo>¯</mo>
        </mover>
      </mrow>
      <mi>B</mi>
      <mrow>
        <mover accent="true">
          <mi>C</mi>
          <mo>¯</mo>
        </mover>
        <mo stretchy="false">+</mo>
        <mi>A</mi>
      </mrow>
      <mover accent="true">
        <mi>B</mi>
        <mo>¯</mo>
      </mover>
      <mrow>
        <mi>C</mi>
        <mo stretchy="false">+</mo>
        <mi>A</mi>
      </mrow>
      <mi>B</mi>
      <mover accent="true">
        <mi>C</mi>
        <mo>¯</mo>
      </mover>
      <mi>A</mi>
      <mi>B</mi>
      <mi>C</mi>
    </mrow>
    <annotation encoding="StarMath 5.0">Z=overline{A} overline{B} C +overline{A} B overline{C}+A overline{B} C + A B overline{C} A B C </annotation>
  </semantics>
</math>
</file>

<file path=Object 3/content.xml><?xml version="1.0" encoding="utf-8"?>
<math xmlns="http://www.w3.org/1998/Math/MathML">
  <semantics>
    <mi>C</mi>
    <annotation encoding="StarMath 5.0">C</annotation>
  </semantics>
</math>
</file>

<file path=Object 4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5/content.xml><?xml version="1.0" encoding="utf-8"?>
<math xmlns="http://www.w3.org/1998/Math/MathML">
  <semantics>
    <mi>B</mi>
    <annotation encoding="StarMath 5.0">B</annotation>
  </semantics>
</math>
</file>

<file path=Object 6/content.xml><?xml version="1.0" encoding="utf-8"?>
<math xmlns="http://www.w3.org/1998/Math/MathML">
  <semantics>
    <mover accent="true">
      <mi>C</mi>
      <mo>¯</mo>
    </mover>
    <annotation encoding="StarMath 5.0">overline{C}</annotation>
  </semantics>
</math>
</file>

<file path=Object 7/content.xml><?xml version="1.0" encoding="utf-8"?>
<math xmlns="http://www.w3.org/1998/Math/MathML">
  <semantics>
    <mi>A</mi>
    <annotation encoding="StarMath 5.0">A</annotation>
  </semantics>
</math>
</file>

<file path=Object 8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9/content.xml><?xml version="1.0" encoding="utf-8"?>
<math xmlns="http://www.w3.org/1998/Math/MathML">
  <semantics>
    <mi>C</mi>
    <annotation encoding="StarMath 5.0">C</annotation>
  </semantics>
</math>
</file>